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DejaVu Sans1" svg:font-family="'DejaVu Sans'"/>
    <style:font-face style:name="OpenSymbol" svg:font-family="OpenSymbol"/>
    <style:font-face style:name="1Ee3dcITCStoneSerifStdMedium" svg:font-family="1Ee3dcITCStoneSerifStdMedium" style:font-family-generic="roman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style:font-name="XB Zar" fo:font-size="13pt" style:font-size-asian="13pt" style:font-name-complex="XB Zar" style:font-size-complex="13pt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style:font-name="XB Zar" fo:font-size="13pt" style:font-size-asian="13pt" style:font-size-complex="13pt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style:font-name="XB Zar" fo:font-size="13pt" style:font-name-asian="1Ee3dcITCStoneSerifStdMedium" style:font-size-asian="13pt" style:font-name-complex="1Ee3dcITCStoneSerifStdMedium" style:font-size-complex="13pt"/>
    </style:style>
    <style:style style:name="P10" style:family="paragraph" style:parent-style-name="Standard" style:list-style-name="L1">
      <style:paragraph-properties fo:text-align="start" style:justify-single-word="false" style:writing-mode="lr-tb"/>
      <style:text-properties style:font-name="XB Zar" fo:font-size="13pt" style:font-name-asian="1Ee3dcITCStoneSerifStdMedium" style:font-size-asian="13pt" style:font-name-complex="XB Zar" style:font-size-complex="13pt"/>
    </style:style>
    <style:style style:name="P11" style:family="paragraph" style:parent-style-name="Standard" style:list-style-name="L1">
      <style:paragraph-properties fo:text-align="justify" style:justify-single-word="false" style:writing-mode="lr-tb"/>
      <style:text-properties style:font-name="XB Zar" fo:font-size="13pt" fo:font-style="normal" style:font-size-asian="13pt" style:font-style-asian="normal" style:font-name-complex="XB Zar" style:font-size-complex="13pt" style:font-style-complex="normal"/>
    </style:style>
    <style:style style:name="P12" style:family="paragraph" style:parent-style-name="Standard" style:list-style-name="L2">
      <style:paragraph-properties fo:text-align="start" style:justify-single-word="false" style:writing-mode="lr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پیوست 2- منابع برای مطالعه‌ی بیشتر</text:p>
      <text:p text:style-name="P4"/>
      <text:p text:style-name="P4"/>
      <text:p text:style-name="P3">در این پیوست وب‌سایت‌ها و منابعی برای مطالعه‌ی بیشتر ارائه شده است. بدیهی است مسئولیت اطلاعات موجود در وب‌سایت‌های معرفی شده به عهده‌ی نویسنده نیست.</text:p>
      <text:p text:style-name="P2"/>
      <text:p text:style-name="P2"><text:span text:style-name="T1">گروه‌های کاربران گنو/لینوکس (لاگ)</text:span>:</text:p>
      <text:list xml:id="list69936573" text:style-name="L1">
        <text:list-item>
          <text:p text:style-name="P7">http://www.karajlug.org/</text:p>
        </text:list-item>
        <text:list-item>
          <text:p text:style-name="P7">http://www.mashhadlug.org/</text:p>
        </text:list-item>
        <text:list-item>
          <text:p text:style-name="P7">http://www.zanjanlug.org/</text:p>
        </text:list-item>
        <text:list-item>
          <text:p text:style-name="P7">http://www.isfahanlug.org/</text:p>
        </text:list-item>
        <text:list-item>
          <text:p text:style-name="P7">http://www.tehlug.org/</text:p>
        </text:list-item>
        <text:list-item>
          <text:p text:style-name="P7">http://www.gullug.org/</text:p>
        </text:list-item>
        <text:list-item>
          <text:p text:style-name="P7">http://www.khuzestanlug.ir/</text:p>
        </text:list-item>
        <text:list-item>
          <text:p text:style-name="P7">http://www.tabrizlug.org/</text:p>
        </text:list-item>
        <text:list-item>
          <text:p text:style-name="P7">http://www.g-lug.org/</text:p>
        </text:list-item>
        <text:list-item>
          <text:p text:style-name="P7">http://linuxlug.anjomanco.com/</text:p>
        </text:list-item>
      </text:list>
      <text:p text:style-name="P5"><text:span text:style-name="T1">حامیان نرم‌افزارهای آزاد</text:span>:</text:p>
      <text:list xml:id="list1208689739" text:style-name="L1">
        <text:list-item>
          <text:p text:style-name="P7">http://www.gnu.org/</text:p>
        </text:list-item>
        <text:list-item>
          <text:p text:style-name="P7">http://www.fsf.org/</text:p>
        </text:list-item>
      </text:list>
      <text:p text:style-name="P5"><text:span text:style-name="T1">توزیع‌های گنو/لینوکس</text:span>:</text:p>
      <text:list xml:id="list821478029" text:continue-numbering="true" text:style-name="L1">
        <text:list-item>
          <text:p text:style-name="P7">http://www.debian.org/</text:p>
        </text:list-item>
        <text:list-item>
          <text:p text:style-name="P7">http://www.redhat.com/</text:p>
        </text:list-item>
        <text:list-item>
          <text:p text:style-name="P7">http://www.ubuntu.org/</text:p>
        </text:list-item>
        <text:list-item>
          <text:p text:style-name="P7">http://www.parsix.org/</text:p>
        </text:list-item>
      </text:list>
      <text:p text:style-name="P5"><text:span text:style-name="T1">نرم‌افزارهای آزاد/متن‌باز</text:span>:</text:p>
      <text:list xml:id="list83578650" text:continue-numbering="true" text:style-name="L1">
        <text:list-item>
          <text:p text:style-name="P7">http://directory.fsf.org/</text:p>
        </text:list-item>
        <text:list-item>
          <text:p text:style-name="P7">http://www.sourceforge.net/</text:p>
        </text:list-item>
        <text:list-item>
          <text:p text:style-name="P7">http://www.freshmeat.net/</text:p>
        </text:list-item>
        <text:list-item>
          <text:p text:style-name="P7">http://www.xfardic.org/</text:p>
        </text:list-item>
        <text:list-item>
          <text:p text:style-name="P7">http://www.vandaproject.com/</text:p>
        </text:list-item>
      </text:list>
      <text:p text:style-name="P2"><text:span text:style-name="T1">آموزشی</text:span>:</text:p>
      <text:list xml:id="list635563938" text:style-name="L1">
        <text:list-item>
          <text:p text:style-name="P7">http://www.tldp.org/</text:p>
        </text:list-item>
        <text:list-item>
          <text:p text:style-name="P7">http://www.linux.com/</text:p>
        </text:list-item>
        <text:list-item>
          <text:p text:style-name="P7">http://www.debian.org/doc</text:p>
        </text:list-item>
        <text:list-item>
          <text:p text:style-name="P7">http://www.ftacademy.org/materials/<text:tab/></text:p>
        </text:list-item>
        <text:list-item>
          <text:p text:style-name="P7"><text:soft-page-break/>http://www.debianadmin.com/</text:p>
        </text:list-item>
        <text:list-item>
          <text:p text:style-name="P7">http://www.pathname.com/fhs/</text:p>
        </text:list-item>
        <text:list-item>
          <text:p text:style-name="P7">http://www.gimp.ir/</text:p>
        </text:list-item>
      </text:list>
      <text:p text:style-name="P5"><text:span text:style-name="T1">اخبار، مقالات و انجمن‌ها</text:span>:</text:p>
      <text:list xml:id="list706285651" text:style-name="L1">
        <text:list-item>
          <text:p text:style-name="P7">http://www.slashdot.org/</text:p>
        </text:list-item>
        <text:list-item>
          <text:p text:style-name="P7">http://www.linuxtoday.com/</text:p>
        </text:list-item>
        <text:list-item>
          <text:p text:style-name="P7">http://www.linuxjournal.org/</text:p>
        </text:list-item>
        <text:list-item>
          <text:p text:style-name="P7">http://www.linux-mag.com/</text:p>
        </text:list-item>
        <text:list-item>
          <text:p text:style-name="P9">http://www.linuxgazette.com/</text:p>
        </text:list-item>
        <text:list-item>
          <text:p text:style-name="P10">http://www.technotux.org/</text:p>
        </text:list-item>
        <text:list-item>
          <text:p text:style-name="P10">http://www.linuxfm.com/</text:p>
        </text:list-item>
        <text:list-item>
          <text:p text:style-name="P10">http://www.debian-ir.com/</text:p>
        </text:list-item>
        <text:list-item>
          <text:p text:style-name="P7">http://www.foss.ir/</text:p>
        </text:list-item>
        <text:list-item>
          <text:p text:style-name="P10">http://www.gnuiran.org/</text:p>
        </text:list-item>
        <text:list-item>
          <text:p text:style-name="P10">http://www.irantux.org/</text:p>
        </text:list-item>
        <text:list-item>
          <text:p text:style-name="P10">http://www.linuxblog.ir/</text:p>
        </text:list-item>
      </text:list>
      <text:p text:style-name="P5"><text:span text:style-name="T1">مهاجرت به گنو/لینوکس</text:span>:</text:p>
      <text:list xml:id="list2089926383" text:style-name="L1">
        <text:list-item>
          <text:p text:style-name="P7">http://www.linux-migration.org/</text:p>
        </text:list-item>
        <text:list-item>
          <text:p text:style-name="P7">http://librenix.com/?inode=3643</text:p>
        </text:list-item>
        <text:list-item>
          <text:p text:style-name="P11">http://www.redbooks.ibm.com/abstracts/sg246380.html</text:p>
        </text:list-item>
      </text:list>
      <text:p text:style-name="P6">امنیت<text:span text:style-name="T2">:</text:span></text:p>
      <text:list xml:id="list1607770417" text:style-name="L1">
        <text:list-item>
          <text:p text:style-name="P8">http://www.linuxsecurity.com/</text:p>
        </text:list-item>
        <text:list-item>
          <text:p text:style-name="P8">http://www.netfilter.org/</text:p>
        </text:list-item>
      </text:list>
      <text:p text:style-name="P6">فروشگاه<text:span text:style-name="T2">:</text:span></text:p>
      <text:list xml:id="list1010225696" text:style-name="L2">
        <text:list-item>
          <text:p text:style-name="P12">http://shop.sito.ir/</text:p>
        </text:list-item>
        <text:list-item>
          <text:p text:style-name="P12">http://www.linuxshop.ir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DejaVu Sans1" svg:font-family="'DejaVu Sans'"/>
    <style:font-face style:name="OpenSymbol" svg:font-family="OpenSymbol"/>
    <style:font-face style:name="1Ee3dcITCStoneSerifStdMedium" svg:font-family="1Ee3dcITCStoneSerifStdMedium" style:font-family-generic="roman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6T18:00:03</dc:date>
    <dc:creator>Mostafa Moradian</dc:creator>
    <meta:editing-duration>P1DT1H35M12S</meta:editing-duration>
    <meta:editing-cycles>431</meta:editing-cycles>
    <meta:generator>LibreOffice/3.3$Linux LibreOffice_project/330m19$Build-202</meta:generator>
    <meta:document-statistic meta:table-count="0" meta:image-count="0" meta:object-count="0" meta:page-count="2" meta:paragraph-count="58" meta:word-count="166" meta:character-count="1584"/>
  </office:meta>
</office:document-meta>
</file>